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Segoe UI Light" officeooo:paragraph-rsid="0033910f"/>
    </style:style>
    <style:style style:name="P2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Segoe UI Light" fo:font-size="48pt" style:text-underline-style="solid" style:text-underline-width="auto" style:text-underline-color="font-color" officeooo:rsid="001c27dd" officeooo:paragraph-rsid="001c27dd" style:font-size-asian="48pt" style:font-size-complex="48pt"/>
    </style:style>
    <style:style style:name="P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Segoe UI Light" fo:font-size="20pt" style:text-underline-style="solid" style:text-underline-width="auto" style:text-underline-color="font-color" officeooo:rsid="001c27dd" officeooo:paragraph-rsid="001c27dd" style:font-size-asian="17.5pt" style:font-size-complex="20pt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20pt" style:text-underline-style="solid" style:text-underline-width="auto" style:text-underline-color="font-color" officeooo:rsid="0033910f" officeooo:paragraph-rsid="0033910f" style:font-size-asian="17.5pt" style:font-size-complex="20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20pt" style:text-underline-style="none" officeooo:rsid="0033910f" officeooo:paragraph-rsid="0033910f" style:font-size-asian="17.5pt" style:font-size-complex="20pt"/>
    </style:style>
    <style:style style:name="P6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Segoe UI Light" fo:font-size="16pt" style:text-underline-style="none" officeooo:rsid="0033910f" officeooo:paragraph-rsid="0033910f" style:font-size-asian="16pt" style:font-size-complex="16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Segoe UI Light" fo:font-size="16pt" style:text-underline-style="none" officeooo:rsid="0034d021" officeooo:paragraph-rsid="0034d021" style:font-size-asian="16pt" style:font-size-complex="16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Segoe UI Light" fo:font-size="16pt" style:text-underline-style="none" officeooo:rsid="0036913d" officeooo:paragraph-rsid="0036913d" style:font-size-asian="16pt" style:font-size-complex="16pt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1c27dd" officeooo:paragraph-rsid="001c27dd" style:font-size-asian="16pt" style:font-size-complex="16pt"/>
    </style:style>
    <style:style style:name="P1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1c27dd" officeooo:paragraph-rsid="003a03c2" style:font-size-asian="16pt" style:font-size-complex="16pt"/>
    </style:style>
    <style:style style:name="P1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1c27dd" officeooo:paragraph-rsid="002200aa" style:font-size-asian="16pt" style:font-size-complex="16pt"/>
    </style:style>
    <style:style style:name="P1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1c27dd" officeooo:paragraph-rsid="0026e2eb" style:font-size-asian="16pt" style:font-size-complex="16pt"/>
    </style:style>
    <style:style style:name="P1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1c27dd" officeooo:paragraph-rsid="003b1565" style:font-size-asian="16pt" style:font-size-complex="16pt"/>
    </style:style>
    <style:style style:name="P1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6pt" style:text-underline-style="solid" style:text-underline-width="auto" style:text-underline-color="font-color" officeooo:rsid="0020d4a0" officeooo:paragraph-rsid="001dc9f0" style:font-size-asian="16pt" style:font-size-complex="16pt"/>
    </style:style>
    <style:style style:name="P15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Segoe UI Light" fo:font-size="14pt" style:text-underline-style="none" officeooo:rsid="0034d021" officeooo:paragraph-rsid="0034d021" style:font-size-asian="12.25pt" style:font-size-complex="14pt"/>
    </style:style>
    <style:style style:name="P16" style:family="paragraph" style:parent-style-name="Standard">
      <style:paragraph-properties fo:margin-top="0.101cm" fo:margin-bottom="0.101cm" loext:contextual-spacing="false" fo:text-align="start" style:justify-single-word="false">
        <style:tab-stops>
          <style:tab-stop style:position="16cm" style:type="right" style:leader-style="dotted" style:leader-text="."/>
        </style:tab-stops>
      </style:paragraph-properties>
      <style:text-properties style:font-name="Segoe UI Light" fo:font-size="14pt" style:text-underline-style="none" officeooo:rsid="0033910f" officeooo:paragraph-rsid="0033910f" style:font-size-asian="12.25pt" style:font-size-complex="14pt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officeooo:rsid="001c27dd" officeooo:paragraph-rsid="001c27dd" style:font-size-asian="12.25pt" style:font-size-complex="14pt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officeooo:rsid="0027998c" officeooo:paragraph-rsid="0027998c" style:font-size-asian="12.25pt" style:font-size-complex="14pt"/>
    </style:style>
    <style:style style:name="P1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officeooo:rsid="00407a70" officeooo:paragraph-rsid="00407a70" style:font-size-asian="12.25pt" style:font-size-complex="14pt"/>
    </style:style>
    <style:style style:name="P2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officeooo:rsid="0021ed04" officeooo:paragraph-rsid="0021ed04" style:font-size-asian="14pt" style:font-size-complex="14pt"/>
    </style:style>
    <style:style style:name="P2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Segoe UI Light" fo:font-size="14pt" style:text-underline-style="none" officeooo:rsid="001c27dd" officeooo:paragraph-rsid="001c27dd" style:font-size-asian="14pt" style:font-size-complex="14pt"/>
    </style:style>
    <style:style style:name="P2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fo:font-weight="normal" officeooo:rsid="002bf0cd" officeooo:paragraph-rsid="002aaae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fo:font-weight="normal" officeooo:rsid="00315b81" officeooo:paragraph-rsid="00315b8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style:text-underline-style="none" fo:font-weight="normal" officeooo:rsid="0031c43d" officeooo:paragraph-rsid="00315b81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fo:font-style="italic" style:text-underline-style="none" officeooo:rsid="001c27dd" officeooo:paragraph-rsid="001c27dd" style:font-size-asian="12.25pt" style:font-style-asian="italic" style:font-size-complex="14pt" style:font-style-complex="italic"/>
    </style:style>
    <style:style style:name="P26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fo:font-style="italic" style:text-underline-style="none" officeooo:rsid="001c27dd" officeooo:paragraph-rsid="0024e43a" style:font-size-asian="12.25pt" style:font-style-asian="italic" style:font-size-complex="14pt" style:font-style-complex="italic"/>
    </style:style>
    <style:style style:name="P27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fo:font-style="italic" style:text-underline-style="none" officeooo:rsid="00291aab" officeooo:paragraph-rsid="00291aab" style:font-size-asian="12.25pt" style:font-style-asian="italic" style:font-size-complex="14pt" style:font-style-complex="italic"/>
    </style:style>
    <style:style style:name="P28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fo:font-size="14pt" fo:font-style="normal" style:text-underline-style="none" fo:font-weight="normal" officeooo:rsid="001dc9f0" officeooo:paragraph-rsid="001dc9f0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officeooo:paragraph-rsid="0024e43a"/>
    </style:style>
    <style:style style:name="P30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egoe UI Light" officeooo:paragraph-rsid="002f7265"/>
    </style:style>
    <style:style style:name="P31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ource Code Pro" fo:font-size="16pt" style:text-underline-style="solid" style:text-underline-width="auto" style:text-underline-color="font-color" fo:font-weight="bold" officeooo:rsid="001c27dd" officeooo:paragraph-rsid="0020ccca" style:font-size-asian="16pt" style:font-weight-asian="bold" style:font-size-complex="16pt" style:font-weight-complex="bold"/>
    </style:style>
    <style:style style:name="P32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Source Code Pro" fo:font-size="14pt" style:text-underline-style="none" fo:font-weight="bold" officeooo:rsid="00407a70" officeooo:paragraph-rsid="00407a70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dc9f0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4d2477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4f42ed"/>
    </style:style>
    <style:style style:name="P36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4f548a"/>
    </style:style>
    <style:style style:name="P37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2f7265"/>
    </style:style>
    <style:style style:name="P3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2a6099" style:font-name="Segoe UI Light" fo:font-size="48pt" style:text-underline-style="none" fo:font-weight="bold" officeooo:rsid="001c27dd" officeooo:paragraph-rsid="001c27dd" style:font-size-asian="48pt" style:font-weight-asian="bold" style:font-size-complex="48pt" style:font-weight-complex="bold"/>
    </style:style>
    <style:style style:name="P39" style:family="paragraph" style:parent-style-name="Standard">
      <style:paragraph-properties fo:margin-top="0.101cm" fo:margin-bottom="0.101cm" loext:contextual-spacing="false" fo:text-align="center" style:justify-single-word="false" fo:break-before="page"/>
      <style:text-properties fo:color="#2a6099" style:font-name="Segoe UI Light" fo:font-size="20pt" style:text-underline-style="none" fo:font-weight="bold" officeooo:rsid="0033910f" officeooo:paragraph-rsid="0033910f" style:font-size-asian="17.5pt" style:font-weight-asian="bold" style:font-size-complex="20pt" style:font-weight-complex="bold"/>
    </style:style>
    <style:style style:name="P40" style:family="paragraph" style:parent-style-name="Standard">
      <style:paragraph-properties fo:margin-top="0.101cm" fo:margin-bottom="0.101cm" loext:contextual-spacing="false" fo:text-align="center" style:justify-single-word="false" fo:break-before="page"/>
      <style:text-properties fo:color="#2a6099" style:font-name="Segoe UI Light" fo:font-size="20pt" style:text-underline-style="none" fo:font-weight="bold" officeooo:rsid="001c27dd" officeooo:paragraph-rsid="001c27dd" style:font-size-asian="17.5pt" style:font-weight-asian="bold" style:font-size-complex="20pt" style:font-weight-complex="bold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bold" officeooo:rsid="0027998c" officeooo:paragraph-rsid="0027998c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bold" officeooo:rsid="002aaae1" officeooo:paragraph-rsid="002aaae1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officeooo:rsid="0027998c" officeooo:paragraph-rsid="0027998c" style:font-size-asian="12.25pt" style:font-size-complex="14pt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normal" officeooo:rsid="002aaae1" officeooo:paragraph-rsid="0027998c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normal" officeooo:rsid="002aaae1" officeooo:paragraph-rsid="002aaae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normal" officeooo:rsid="002d5e7e" officeooo:paragraph-rsid="002aaae1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none" fo:font-weight="normal" officeooo:rsid="002bf0cd" officeooo:paragraph-rsid="002aaae1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size="14pt" style:text-underline-style="solid" style:text-underline-width="auto" style:text-underline-color="font-color" fo:font-weight="bold" officeooo:rsid="002aaae1" officeooo:paragraph-rsid="002aaae1" style:font-size-asian="12.25pt" style:font-weight-asian="bold" style:font-size-complex="14pt" style:font-weight-complex="bold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officeooo:paragraph-rsid="002aaae1"/>
    </style:style>
    <style:style style:name="P50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weight="bold" officeooo:paragraph-rsid="002aaae1" style:font-weight-asian="bold" style:font-weight-complex="bold"/>
    </style:style>
    <style:style style:name="P51" style:family="paragraph" style:parent-style-name="Standard">
      <style:paragraph-properties fo:margin-top="0cm" fo:margin-bottom="0cm" loext:contextual-spacing="false" fo:text-align="start" style:justify-single-word="false"/>
      <style:text-properties style:font-name="Segoe UI Light" fo:font-weight="bold" officeooo:paragraph-rsid="0049ca1d" style:font-weight-asian="bold" style:font-weight-complex="bold"/>
    </style:style>
    <style:style style:name="T1" style:family="text">
      <style:text-properties fo:color="#ff0000" style:font-name="Source Code Pro"/>
    </style:style>
    <style:style style:name="T2" style:family="text">
      <style:text-properties fo:font-size="14pt" style:text-underline-style="none" style:font-size-asian="12.25pt" style:font-size-complex="14pt"/>
    </style:style>
    <style:style style:name="T3" style:family="text">
      <style:text-properties fo:font-size="14pt" style:text-underline-style="none" officeooo:rsid="001dc9f0" style:font-size-asian="12.25pt" style:font-size-complex="14pt"/>
    </style:style>
    <style:style style:name="T4" style:family="text">
      <style:text-properties fo:font-size="14pt" style:text-underline-style="none" officeooo:rsid="001c27dd" style:font-size-asian="12.25pt" style:font-size-complex="14pt"/>
    </style:style>
    <style:style style:name="T5" style:family="text">
      <style:text-properties fo:font-size="14pt" style:text-underline-style="none" officeooo:rsid="0024e43a" style:font-size-asian="12.25pt" style:font-size-complex="14pt"/>
    </style:style>
    <style:style style:name="T6" style:family="text">
      <style:text-properties fo:font-size="14pt" style:text-underline-style="none" officeooo:rsid="0020ccca" style:font-size-asian="12.25pt" style:font-size-complex="14pt"/>
    </style:style>
    <style:style style:name="T7" style:family="text">
      <style:text-properties fo:font-size="14pt" style:text-underline-style="none" officeooo:rsid="0020d4a0" style:font-size-asian="12.25pt" style:font-size-complex="14pt"/>
    </style:style>
    <style:style style:name="T8" style:family="text">
      <style:text-properties fo:font-size="14pt" style:text-underline-style="none" officeooo:rsid="003a03c2" style:font-size-asian="12.25pt" style:font-size-complex="14pt"/>
    </style:style>
    <style:style style:name="T9" style:family="text">
      <style:text-properties fo:font-size="14pt" style:text-underline-style="none" fo:font-weight="normal" officeooo:rsid="002bf0cd" style:font-size-asian="12.25pt" style:font-weight-asian="normal" style:font-size-complex="14pt" style:font-weight-complex="normal"/>
    </style:style>
    <style:style style:name="T10" style:family="text">
      <style:text-properties fo:font-size="14pt" style:text-underline-style="none" fo:font-weight="normal" officeooo:rsid="002bfde4" style:font-size-asian="12.25pt" style:font-weight-asian="normal" style:font-size-complex="14pt" style:font-weight-complex="normal"/>
    </style:style>
    <style:style style:name="T11" style:family="text">
      <style:text-properties fo:font-size="14pt" style:text-underline-style="none" fo:font-weight="normal" officeooo:rsid="002d5e7e" style:font-size-asian="12.25pt" style:font-weight-asian="normal" style:font-size-complex="14pt" style:font-weight-complex="normal"/>
    </style:style>
    <style:style style:name="T12" style:family="text">
      <style:text-properties fo:font-size="14pt" style:text-underline-style="none" style:font-size-asian="14pt" style:font-size-complex="14pt"/>
    </style:style>
    <style:style style:name="T13" style:family="text">
      <style:text-properties fo:font-size="14pt" style:text-underline-style="none" officeooo:rsid="0021ed04" style:font-size-asian="14pt" style:font-size-complex="14pt"/>
    </style:style>
    <style:style style:name="T14" style:family="text">
      <style:text-properties fo:font-size="14pt" style:text-underline-style="none" officeooo:rsid="00453e25" style:font-size-asian="14pt" style:font-size-complex="14pt"/>
    </style:style>
    <style:style style:name="T15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16" style:family="text">
      <style:text-properties fo:font-size="14pt" fo:font-style="normal" style:text-underline-style="none" officeooo:rsid="0021ed04" style:font-size-asian="14pt" style:font-style-asian="normal" style:font-size-complex="14pt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text-underline-style="solid" style:text-underline-width="auto" style:text-underline-color="font-color" officeooo:rsid="001c27dd" style:font-size-asian="17.5pt" style:font-size-complex="20pt"/>
    </style:style>
    <style:style style:name="T19" style:family="text">
      <style:text-properties fo:font-size="20pt" style:text-underline-style="solid" style:text-underline-width="auto" style:text-underline-color="font-color" officeooo:rsid="0024e43a" style:font-size-asian="17.5pt" style:font-size-complex="20pt"/>
    </style:style>
    <style:style style:name="T20" style:family="text">
      <style:text-properties officeooo:rsid="0026e2e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292a3b" style:font-weight-asian="normal" style:font-weight-complex="normal"/>
    </style:style>
    <style:style style:name="T23" style:family="text">
      <style:text-properties fo:font-weight="normal" officeooo:rsid="002aaae1" style:font-weight-asian="normal" style:font-weight-complex="normal"/>
    </style:style>
    <style:style style:name="T24" style:family="text">
      <style:text-properties fo:font-weight="normal" officeooo:rsid="002bfde4" style:font-weight-asian="normal" style:font-weight-complex="normal"/>
    </style:style>
    <style:style style:name="T25" style:family="text">
      <style:text-properties fo:font-weight="normal" officeooo:rsid="002d5e7e" style:font-weight-asian="normal" style:font-weight-complex="normal"/>
    </style:style>
    <style:style style:name="T26" style:family="text">
      <style:text-properties fo:font-weight="normal" officeooo:rsid="001c27dd" style:font-weight-asian="normal" style:font-weight-complex="normal"/>
    </style:style>
    <style:style style:name="T27" style:family="text">
      <style:text-properties fo:font-weight="normal" officeooo:rsid="0031c43d" style:font-weight-asian="normal" style:font-weight-complex="normal"/>
    </style:style>
    <style:style style:name="T28" style:family="text">
      <style:text-properties fo:font-weight="normal" officeooo:rsid="0043e1da" style:font-weight-asian="normal" style:font-weight-complex="normal"/>
    </style:style>
    <style:style style:name="T29" style:family="text">
      <style:text-properties fo:font-weight="normal" officeooo:rsid="004bb546" style:font-weight-asian="normal" style:font-weight-complex="normal"/>
    </style:style>
    <style:style style:name="T30" style:family="text">
      <style:text-properties fo:font-weight="normal" officeooo:rsid="004d69c6" style:font-weight-asian="normal" style:font-weight-complex="normal"/>
    </style:style>
    <style:style style:name="T31" style:family="text">
      <style:text-properties fo:font-weight="normal" officeooo:rsid="004f42ed" style:font-weight-asian="normal" style:font-weight-complex="normal"/>
    </style:style>
    <style:style style:name="T32" style:family="text">
      <style:text-properties fo:font-weight="normal" officeooo:rsid="00510be8" style:font-weight-asian="normal" style:font-weight-complex="normal"/>
    </style:style>
    <style:style style:name="T33" style:family="text">
      <style:text-properties officeooo:rsid="002aaae1"/>
    </style:style>
    <style:style style:name="T34" style:family="text">
      <style:text-properties fo:font-size="16pt" style:text-underline-style="solid" style:text-underline-width="auto" style:text-underline-color="font-color" fo:font-weight="normal" officeooo:rsid="002f7265" style:font-size-asian="16pt" style:font-weight-asian="normal" style:font-size-complex="16pt" style:font-weight-complex="normal"/>
    </style:style>
    <style:style style:name="T35" style:family="text">
      <style:text-properties fo:font-size="16pt" style:text-underline-style="solid" style:text-underline-width="auto" style:text-underline-color="font-color" fo:font-weight="normal" officeooo:rsid="001c27dd" style:font-size-asian="16pt" style:font-weight-asian="normal" style:font-size-complex="16pt" style:font-weight-complex="normal"/>
    </style:style>
    <style:style style:name="T36" style:family="text">
      <style:text-properties officeooo:rsid="0034d021"/>
    </style:style>
    <style:style style:name="T37" style:family="text">
      <style:text-properties officeooo:rsid="00352fd3"/>
    </style:style>
    <style:style style:name="T38" style:family="text">
      <style:text-properties style:font-name="Source Code Pro"/>
    </style:style>
    <style:style style:name="T39" style:family="text">
      <style:text-properties style:font-name="Source Code Pro" fo:font-size="14pt" style:text-underline-style="none" fo:font-weight="bold" style:font-size-asian="12.25pt" style:font-weight-asian="bold" style:font-size-complex="14pt" style:font-weight-complex="bold"/>
    </style:style>
    <style:style style:name="T40" style:family="text">
      <style:text-properties style:font-name="Source Code Pro" fo:font-size="14pt" style:text-underline-style="none" fo:font-weight="bold" officeooo:rsid="001dc9f0" style:font-size-asian="12.25pt" style:font-weight-asian="bold" style:font-size-complex="14pt" style:font-weight-complex="bold"/>
    </style:style>
    <style:style style:name="T41" style:family="text">
      <style:text-properties style:font-name="Source Code Pro" fo:font-size="14pt" style:text-underline-style="none" fo:font-weight="bold" officeooo:rsid="002200aa" style:font-size-asian="12.25pt" style:font-weight-asian="bold" style:font-size-complex="14pt" style:font-weight-complex="bold"/>
    </style:style>
    <style:style style:name="T42" style:family="text">
      <style:text-properties style:font-name="Source Code Pro" fo:font-size="14pt" style:text-underline-style="none" fo:font-weight="bold" officeooo:rsid="002aaae1" style:font-size-asian="12.25pt" style:font-weight-asian="bold" style:font-size-complex="14pt" style:font-weight-complex="bold"/>
    </style:style>
    <style:style style:name="T43" style:family="text">
      <style:text-properties style:font-name="Source Code Pro" fo:font-size="14pt" style:text-underline-style="none" fo:font-weight="bold" officeooo:rsid="002d5e7e" style:font-size-asian="12.25pt" style:font-weight-asian="bold" style:font-size-complex="14pt" style:font-weight-complex="bold"/>
    </style:style>
    <style:style style:name="T44" style:family="text">
      <style:text-properties style:font-name="Source Code Pro" fo:font-size="14pt" style:text-underline-style="none" fo:font-weight="bold" officeooo:rsid="003b1565" style:font-size-asian="12.25pt" style:font-weight-asian="bold" style:font-size-complex="14pt" style:font-weight-complex="bold"/>
    </style:style>
    <style:style style:name="T45" style:family="text">
      <style:text-properties style:font-name="Source Code Pro" fo:font-size="14pt" style:text-underline-style="none" fo:font-weight="bold" officeooo:rsid="001c27dd" style:font-size-asian="12.25pt" style:font-weight-asian="bold" style:font-size-complex="14pt" style:font-weight-complex="bold"/>
    </style:style>
    <style:style style:name="T46" style:family="text">
      <style:text-properties style:font-name="Source Code Pro" fo:font-size="14pt" style:text-underline-style="none" fo:font-weight="bold" officeooo:rsid="00453e25" style:font-size-asian="12.25pt" style:font-weight-asian="bold" style:font-size-complex="14pt" style:font-weight-complex="bold"/>
    </style:style>
    <style:style style:name="T47" style:family="text">
      <style:text-properties style:font-name="Source Code Pro" fo:font-size="14pt" style:text-underline-style="none" fo:font-weight="bold" officeooo:rsid="00315b81" style:font-size-asian="12.25pt" style:font-weight-asian="bold" style:font-size-complex="14pt" style:font-weight-complex="bold"/>
    </style:style>
    <style:style style:name="T48" style:family="text">
      <style:text-properties style:font-name="Source Code Pro" fo:font-size="14pt" style:text-underline-style="none" fo:font-weight="bold" officeooo:rsid="004f42ed" style:font-size-asian="12.25pt" style:font-weight-asian="bold" style:font-size-complex="14pt" style:font-weight-complex="bold"/>
    </style:style>
    <style:style style:name="T49" style:family="text">
      <style:text-properties style:font-name="Source Code Pro" fo:font-size="14pt" style:text-underline-style="none" fo:font-weight="normal" officeooo:rsid="002aaae1" style:font-size-asian="12.25pt" style:font-weight-asian="normal" style:font-size-complex="14pt" style:font-weight-complex="normal"/>
    </style:style>
    <style:style style:name="T50" style:family="text">
      <style:text-properties style:font-name="Source Code Pro" fo:font-size="14pt" style:text-underline-style="none" fo:font-weight="normal" officeooo:rsid="002bfde4" style:font-size-asian="12.25pt" style:font-weight-asian="normal" style:font-size-complex="14pt" style:font-weight-complex="normal"/>
    </style:style>
    <style:style style:name="T51" style:family="text">
      <style:text-properties style:font-name="Source Code Pro" fo:font-size="14pt" style:text-underline-style="none" fo:font-weight="normal" officeooo:rsid="0031c43d" style:font-size-asian="12.25pt" style:font-weight-asian="normal" style:font-size-complex="14pt" style:font-weight-complex="normal"/>
    </style:style>
    <style:style style:name="T52" style:family="text">
      <style:text-properties style:font-name="Source Code Pro" fo:font-size="14pt" style:text-underline-style="none" fo:font-weight="normal" officeooo:rsid="004d69c6" style:font-size-asian="12.25pt" style:font-weight-asian="normal" style:font-size-complex="14pt" style:font-weight-complex="normal"/>
    </style:style>
    <style:style style:name="T53" style:family="text">
      <style:text-properties style:font-name="Source Code Pro" fo:font-size="14pt" style:text-underline-style="none" fo:font-weight="normal" officeooo:rsid="004f42ed" style:font-size-asian="12.25pt" style:font-weight-asian="normal" style:font-size-complex="14pt" style:font-weight-complex="normal"/>
    </style:style>
    <style:style style:name="T54" style:family="text">
      <style:text-properties style:font-name="Source Code Pro" fo:font-size="14pt" style:text-underline-style="none" fo:font-weight="normal" officeooo:rsid="00315b81" style:font-size-asian="12.25pt" style:font-weight-asian="normal" style:font-size-complex="14pt" style:font-weight-complex="normal"/>
    </style:style>
    <style:style style:name="T55" style:family="text">
      <style:text-properties style:font-name="Source Code Pro" fo:font-size="14pt" style:text-underline-style="none" fo:font-weight="normal" officeooo:rsid="004f548a" style:font-size-asian="12.25pt" style:font-weight-asian="normal" style:font-size-complex="14pt" style:font-weight-complex="normal"/>
    </style:style>
    <style:style style:name="T56" style:family="text">
      <style:text-properties style:font-name="Source Code Pro" fo:font-size="14pt" style:text-underline-style="none" fo:font-weight="normal" officeooo:rsid="004ff0f2" style:font-size-asian="12.25pt" style:font-weight-asian="normal" style:font-size-complex="14pt" style:font-weight-complex="normal"/>
    </style:style>
    <style:style style:name="T57" style:family="text">
      <style:text-properties style:font-name="Source Code Pro" fo:font-size="14pt" style:text-underline-style="none" fo:font-weight="normal" officeooo:rsid="004bb546" style:font-size-asian="12.25pt" style:font-weight-asian="normal" style:font-size-complex="14pt" style:font-weight-complex="normal"/>
    </style:style>
    <style:style style:name="T58" style:family="text">
      <style:text-properties style:font-name="Source Code Pro" fo:font-size="14pt" style:text-underline-style="none" officeooo:rsid="002bf0cd" style:font-size-asian="12.25pt" style:font-size-complex="14pt"/>
    </style:style>
    <style:style style:name="T59" style:family="text">
      <style:text-properties style:font-name="Source Code Pro" fo:font-size="14pt" style:text-underline-style="none" officeooo:rsid="002bfde4" style:font-size-asian="12.25pt" style:font-size-complex="14pt"/>
    </style:style>
    <style:style style:name="T60" style:family="text">
      <style:text-properties style:font-name="Source Code Pro" fo:font-size="14pt" fo:font-style="normal" style:text-underline-style="none" fo:font-weight="normal" officeooo:rsid="003cdc61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style:font-name="Source Code Pro" fo:font-size="14pt" fo:font-style="normal" style:text-underline-style="none" fo:font-weight="normal" officeooo:rsid="003ec928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style:font-name="Source Code Pro" fo:font-weight="normal" style:font-weight-asian="normal" style:font-weight-complex="normal"/>
    </style:style>
    <style:style style:name="T63" style:family="text">
      <style:text-properties style:font-name="Source Code Pro" fo:font-weight="normal" officeooo:rsid="004bb546" style:font-weight-asian="normal" style:font-weight-complex="normal"/>
    </style:style>
    <style:style style:name="T64" style:family="text">
      <style:text-properties style:font-name="Source Code Pro" fo:font-weight="normal" officeooo:rsid="0031c43d" style:font-weight-asian="normal" style:font-weight-complex="normal"/>
    </style:style>
    <style:style style:name="T65" style:family="text">
      <style:text-properties style:font-name="Source Code Pro" fo:font-weight="normal" officeooo:rsid="004d69c6" style:font-weight-asian="normal" style:font-weight-complex="normal"/>
    </style:style>
    <style:style style:name="T66" style:family="text">
      <style:text-properties style:font-name="Source Code Pro" fo:font-weight="normal" officeooo:rsid="004f42ed" style:font-weight-asian="normal" style:font-weight-complex="normal"/>
    </style:style>
    <style:style style:name="T67" style:family="text">
      <style:text-properties style:font-name="Source Code Pro" officeooo:rsid="002bfde4"/>
    </style:style>
    <style:style style:name="T68" style:family="text">
      <style:text-properties style:font-name="Segoe UI Light" fo:font-size="14pt" style:text-underline-style="none" fo:font-weight="bold" officeooo:rsid="001c27dd" style:font-size-asian="12.25pt" style:font-weight-asian="bold" style:font-size-complex="14pt" style:font-weight-complex="bold"/>
    </style:style>
    <style:style style:name="T69" style:family="text">
      <style:text-properties style:font-name="Segoe UI Light" fo:font-size="14pt" style:text-underline-style="none" fo:font-weight="bold" officeooo:rsid="001dc9f0" style:font-size-asian="12.25pt" style:font-weight-asian="bold" style:font-size-complex="14pt" style:font-weight-complex="bold"/>
    </style:style>
    <style:style style:name="T70" style:family="text">
      <style:text-properties style:font-name="Segoe UI Light" fo:font-size="14pt" style:text-underline-style="none" fo:font-weight="normal" officeooo:rsid="00315b81" style:font-size-asian="12.25pt" style:font-weight-asian="normal" style:font-size-complex="14pt" style:font-weight-complex="normal"/>
    </style:style>
    <style:style style:name="T71" style:family="text">
      <style:text-properties style:font-name="Segoe UI Light" fo:font-size="14pt" style:text-underline-style="none" fo:font-weight="normal" officeooo:rsid="0031c43d" style:font-size-asian="12.25pt" style:font-weight-asian="normal" style:font-size-complex="14pt" style:font-weight-complex="normal"/>
    </style:style>
    <style:style style:name="T72" style:family="text">
      <style:text-properties style:font-name="Segoe UI Light" fo:font-size="14pt" style:text-underline-style="none" fo:font-weight="normal" officeooo:rsid="004d69c6" style:font-size-asian="12.25pt" style:font-weight-asian="normal" style:font-size-complex="14pt" style:font-weight-complex="normal"/>
    </style:style>
    <style:style style:name="T73" style:family="text">
      <style:text-properties style:font-name="Segoe UI Light" fo:font-size="14pt" style:text-underline-style="none" fo:font-weight="normal" officeooo:rsid="004f42ed" style:font-size-asian="12.25pt" style:font-weight-asian="normal" style:font-size-complex="14pt" style:font-weight-complex="normal"/>
    </style:style>
    <style:style style:name="T74" style:family="text">
      <style:text-properties style:font-name="Segoe UI Light" fo:font-size="14pt" style:text-underline-style="none" fo:font-weight="normal" officeooo:rsid="004f548a" style:font-size-asian="12.25pt" style:font-weight-asian="normal" style:font-size-complex="14pt" style:font-weight-complex="normal"/>
    </style:style>
    <style:style style:name="T75" style:family="text">
      <style:text-properties style:font-name="Segoe UI Light" fo:font-size="14pt" style:text-underline-style="none" fo:font-weight="normal" officeooo:rsid="001c27dd" style:font-size-asian="12.25pt" style:font-weight-asian="normal" style:font-size-complex="14pt" style:font-weight-complex="normal"/>
    </style:style>
    <style:style style:name="T76" style:family="text">
      <style:text-properties style:font-name="Segoe UI Light" fo:font-size="14pt" style:text-underline-style="none" fo:font-weight="normal" officeooo:rsid="002f7265" style:font-size-asian="12.25pt" style:font-weight-asian="normal" style:font-size-complex="14pt" style:font-weight-complex="normal"/>
    </style:style>
    <style:style style:name="T77" style:family="text">
      <style:text-properties style:font-name="Segoe UI Light" fo:font-size="14pt" style:text-underline-style="none" fo:font-weight="normal" officeooo:rsid="004bb546" style:font-size-asian="12.25pt" style:font-weight-asian="normal" style:font-size-complex="14pt" style:font-weight-complex="normal"/>
    </style:style>
    <style:style style:name="T78" style:family="text">
      <style:text-properties style:font-name="Segoe UI Light" fo:font-size="14pt" style:text-underline-style="none" fo:font-weight="normal" officeooo:rsid="00510be8" style:font-size-asian="12.25pt" style:font-weight-asian="normal" style:font-size-complex="14pt" style:font-weight-complex="normal"/>
    </style:style>
    <style:style style:name="T79" style:family="text">
      <style:text-properties style:font-name="Segoe UI Light" fo:font-size="14pt" fo:font-style="normal" style:text-underline-style="none" fo:font-weight="normal" officeooo:rsid="001dc9f0" style:font-size-asian="12.25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font-name="Segoe UI Light" fo:font-size="14pt" fo:font-style="normal" style:text-underline-style="none" fo:font-weight="normal" officeooo:rsid="001f342d" style:font-size-asian="12.25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font-name="Segoe UI Light" fo:font-size="14pt" fo:font-style="normal" style:text-underline-style="none" fo:font-weight="normal" officeooo:rsid="003b1565" style:font-size-asian="12.25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font-name="Segoe UI Light" fo:font-size="14pt" fo:font-style="normal" style:text-underline-style="none" fo:font-weight="normal" officeooo:rsid="003cdc61" style:font-size-asian="12.25pt" style:font-style-asian="normal" style:font-weight-asian="normal" style:font-size-complex="14pt" style:font-style-complex="normal" style:font-weight-complex="normal"/>
    </style:style>
    <style:style style:name="T83" style:family="text">
      <style:text-properties officeooo:rsid="0043e1da"/>
    </style:style>
    <style:style style:name="T84" style:family="text">
      <style:text-properties style:font-name="Segoe UI Light1" fo:font-weight="normal" officeooo:rsid="0043e1da" style:font-weight-asian="normal" style:font-weight-complex="normal"/>
    </style:style>
    <style:style style:name="T85" style:family="text">
      <style:text-properties style:font-name="Segoe UI Light1" fo:font-size="14pt" style:text-underline-style="none" fo:font-weight="normal" officeooo:rsid="0031c43d" style:font-size-asian="12.25pt" style:font-weight-asian="normal" style:font-size-complex="14pt" style:font-weight-complex="normal"/>
    </style:style>
    <style:style style:name="T86" style:family="text">
      <style:text-properties style:font-name="Segoe UI Light1" fo:font-size="14pt" style:text-underline-style="none" fo:font-weight="normal" officeooo:rsid="004f42ed" style:font-size-asian="12.25pt" style:font-weight-asian="normal" style:font-size-complex="14pt" style:font-weight-complex="normal"/>
    </style:style>
    <style:style style:name="T87" style:family="text">
      <style:text-properties style:font-name="Segoe UI Light1" fo:font-size="14pt" style:text-underline-style="none" fo:font-weight="normal" officeooo:rsid="004f548a" style:font-size-asian="12.25pt" style:font-weight-asian="normal" style:font-size-complex="14pt" style:font-weight-complex="normal"/>
    </style:style>
    <style:style style:name="T88" style:family="text">
      <style:text-properties style:font-name="Segoe UI Light1" fo:font-size="14pt" style:text-underline-style="none" fo:font-weight="normal" officeooo:rsid="004ff0f2" style:font-size-asian="12.25pt" style:font-weight-asian="normal" style:font-size-complex="14pt" style:font-weight-complex="normal"/>
    </style:style>
    <style:style style:name="T89" style:family="text">
      <style:text-properties officeooo:rsid="00453e25"/>
    </style:style>
    <style:style style:name="T90" style:family="text">
      <style:text-properties officeooo:rsid="00467401"/>
    </style:style>
    <style:style style:name="T91" style:family="text">
      <style:text-properties officeooo:rsid="004f548a"/>
    </style:style>
    <style:style style:name="T92" style:family="text">
      <style:text-properties officeooo:rsid="00510be8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officeooo:rsid="00352fd3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38">Documentatio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9">Table des matières</text:p>
      <text:p text:style-name="P4"/>
      <text:p text:style-name="P5"/>
      <text:p text:style-name="P6"><text:span text:style-name="T36">1 - </text:span>Description de l’application<text:tab/>?</text:p>
      <text:p text:style-name="P7">2 - Modélisation<text:tab/>?</text:p>
      <text:p text:style-name="P15"><text:s text:c="4"/>2.1 <text:span text:style-name="T93">Diagramme de classes</text:span><text:tab/>?</text:p>
      <text:p text:style-name="P15"><text:s text:c="4"/>2.2 <text:span text:style-name="T93">Modèle de données</text:span><text:tab/>?</text:p>
      <text:p text:style-name="P15"><text:s text:c="4"/>2.3 <text:span text:style-name="T93">Diagramme utilisateur</text:span><text:tab/>?</text:p>
      <text:p text:style-name="P6"><text:span text:style-name="T37">3 - </text:span>Côté utilisateur<text:tab/>3</text:p>
      <text:p text:style-name="P6"><text:span text:style-name="T37">4 - </text:span>Côté développeur<text:tab/>4</text:p>
      <text:p text:style-name="P16"><text:s text:c="4"/><text:span text:style-name="T37">4.1 </text:span><text:span text:style-name="T94">DB</text:span><text:span text:style-name="T37"><text:tab/>?</text:span></text:p>
      <text:p text:style-name="P16"><text:s text:c="4"/><text:span text:style-name="T37">4.2 </text:span><text:span text:style-name="T94">Parser</text:span><text:span text:style-name="T37"><text:tab/>?</text:span></text:p>
      <text:p text:style-name="P8">5 – Exemple d’utilisation<text:tab/>?</text:p>
      <text:p text:style-name="P40">Côté utilisateur</text:p>
      <text:p text:style-name="P17"/>
      <text:p text:style-name="P17">Cette partie de la documentation regroupe les commandes de l’utilisateur.</text:p>
      <text:p text:style-name="P17"/>
      <text:p text:style-name="P25">Note : toutes les commandes décrites ici doivent être précédées de GQCM pour fonctionner (exemple : <text:span text:style-name="T1">GQCM</text:span><text:span text:style-name="T38"> import fichier.tex</text:span>).</text:p>
      <text:p text:style-name="P25"/>
      <text:p text:style-name="P9">Import :<text:span text:style-name="T2"> Permet d’importer les questions contenues dans un fichier .tex dans la base de donnée du logiciel. On a plusieurs cas d’utilisation :</text:span></text:p>
      <text:p text:style-name="P10"><text:span text:style-name="T39">« GQCM import </text:span><text:span text:style-name="T40">Cheminversfichier/</text:span><text:span text:style-name="T39">fichier.tex »</text:span><text:span text:style-name="T2"><text:line-break/></text:span><text:span text:style-name="T8">L</text:span><text:span text:style-name="T3">es questions sont transformées en objet Question utilisables par le système et stockées dans une selection temporaire, l’utilisateur peut ensuite choisir celles qu’il désire sauvegarder tel qu’indiqué par la commande.</text:span></text:p>
      <text:p text:style-name="P13"><text:span text:style-name="T40">« </text:span><text:span text:style-name="T39">GQCM impor</text:span><text:span text:style-name="T44">t »</text:span><text:span text:style-name="T3"><text:line-break/></text:span><text:span text:style-name="T40">« Cheminversfichier/fichier.tex »</text:span><text:span text:style-name="T3"> <text:line-break/>Même principe mais entrée de la commande en plusieurs lignes.</text:span></text:p>
      <text:p text:style-name="P14"/>
      <text:p text:style-name="P9">Show :</text:p>
      <text:p text:style-name="P33"><text:span text:style-name="T68">«</text:span><text:span text:style-name="T45"> GQCM </text:span><text:span text:style-name="T40">show </text:span><text:span text:style-name="T69">»<text:line-break/></text:span><text:span text:style-name="T79">A</text:span><text:span text:style-name="T81">ffiche</text:span><text:span text:style-name="T79"> toutes les questions </text:span><text:span text:style-name="T80">sauvegardées</text:span><text:span text:style-name="T79"> dans la base de donnée, </text:span><text:span text:style-name="T82">sous le format :<text:line-break/></text:span><text:span text:style-name="T60">id : </text:span><text:span text:style-name="T61">Nom {TYPE} [tags]<text:line-break/>Début de l’énoncé...</text:span></text:p>
      <text:p text:style-name="P28"/>
      <text:p text:style-name="P9">Search :</text:p>
      <text:p text:style-name="P11"><text:span text:style-name="T39">« GQCM </text:span><text:span text:style-name="T41">search </text:span><text:span text:style-name="T40">»<text:line-break/>« </text:span><text:span text:style-name="T41">critère</text:span><text:span text:style-name="T46">DeR</text:span><text:span text:style-name="T41">echerche </text:span><text:span text:style-name="T40">»<text:line-break/>« </text:span><text:span text:style-name="T46">critèreA critèreB ...</text:span><text:span text:style-name="T41"> »</text:span></text:p>
      <text:p text:style-name="P19">Affiche les questions de la base de données <text:span text:style-name="T89">correspondant aux critères données (nom, tags ou id)</text:span>, puis permet d’effectuer certaines opérations sur les questions affichées. Une utilisation en une seule ligne <text:s/>se fait de la sorte :</text:p>
      <text:p text:style-name="P32"><text:soft-page-break/>« GQCM search <text:span text:style-name="T83">name Question1 Question2 »<text:line-break/>« tag tagA tagB »</text:span><text:span text:style-name="T28"><text:line-break/></text:span><text:span text:style-name="T84">On cherche ici les questions de nom </text:span><text:span text:style-name="T28">Question1</text:span><text:span text:style-name="T84"> et </text:span><text:span text:style-name="T28">Question2</text:span><text:span text:style-name="T84">, et une fois trouvées on décide de leur appliquer les tags </text:span><text:span text:style-name="T28">tagA</text:span><text:span text:style-name="T84"> et </text:span><text:span text:style-name="T28">tagB</text:span><text:span text:style-name="T84">.</text:span></text:p>
      <text:p text:style-name="P9"/>
      <text:p text:style-name="P9">Export :</text:p>
      <text:p text:style-name="P31"><text:span text:style-name="T3">« </text:span><text:span text:style-name="T2">GQCM </text:span><text:span text:style-name="T6">export »<text:line-break/>« </text:span><text:span text:style-name="T7">critère »</text:span><text:span text:style-name="T6"><text:line-break/></text:span><text:span text:style-name="T15">« </text:span><text:span text:style-name="T16">nomCritère »</text:span><text:span text:style-name="T15"><text:line-break/>« </text:span><text:span text:style-name="T16">quit »</text:span><text:span text:style-name="T15"><text:line-break/></text:span><text:span text:style-name="T12">« </text:span><text:span text:style-name="T13">finish »</text:span><text:span text:style-name="T12"><text:line-break/>« </text:span><text:span text:style-name="T13">fichier</text:span><text:span text:style-name="T14">D</text:span><text:span text:style-name="T13">estination »</text:span></text:p>
      <text:p text:style-name="P20">Permet d’exporter des questions dans un fichier destination.</text:p>
      <text:p text:style-name="P20">On choisit un critère d’export <text:span text:style-name="T90">(</text:span><text:span text:style-name="T62">tag</text:span>, <text:span text:style-name="T62">nom</text:span> ou <text:span text:style-name="T62">id</text:span><text:span text:style-name="T90">) </text:span>puis on entre le critère (exemple : on tape <text:span text:style-name="T62">nom</text:span> puis «<text:span text:style-name="T62"> nomQuestion </text:span>»), on tape ensuite <text:span text:style-name="T62">quit</text:span> puis on peut choisir de sélectionner plus de question de la même manière ou passer directement à l’export en tapant <text:span text:style-name="T62">finish</text:span>. On tape ensuite un nom de fichier (exemple <text:span text:style-name="T62">fichierExport</text:span>) qui doit être différent de « », ensuite les questions sélectionnées seront sauvegardées dans le fichier <text:span text:style-name="T17">fichierExport.tex</text:span>.</text:p>
      <text:p text:style-name="P21"/>
      <text:p text:style-name="P21"/>
      <text:p text:style-name="P21"/>
      <text:p text:style-name="P21"/>
      <text:p text:style-name="P29"><text:span text:style-name="T18">Côté </text:span><text:span text:style-name="T19">développeur</text:span><text:span text:style-name="T18">:</text:span></text:p>
      <text:p text:style-name="P29"><text:span text:style-name="T4">Cette partie de la documentation </text:span><text:span text:style-name="T5">explique les différents modules utilisés par le système.</text:span></text:p>
      <text:p text:style-name="P27">Note : La plupart des fonctions expliquées ici sont également expliquées directement en commentaire dans le fichier DB.py</text:p>
      <text:p text:style-name="P26"/>
      <text:p text:style-name="P12">D<text:span text:style-name="T20">B</text:span> :</text:p>
      <text:p text:style-name="P18"><text:soft-page-break/>Ce module implémente une base de donnée stockant des objets provenant du module QCM. Cette base de donnée est sauvegardée dans un fichier au format json <text:span text:style-name="T33">en tant que dictionnaire</text:span>.</text:p>
      <text:p text:style-name="P18"/>
      <text:p text:style-name="P41"><text:span text:style-name="T38">tag_check(tags, required) </text:span>:<text:span text:style-name="T21"> </text:span><text:span text:style-name="T22">retourne vrai si tags contient tous les tags contenus dans required, faux sinon. (tags et required sont des listes de variables de type string)</text:span></text:p>
      <text:p text:style-name="P43"/>
      <text:p text:style-name="P41"><text:span text:style-name="T38">keyword_check(text, keywords) : </text:span><text:span text:style-name="T21">r</text:span><text:span text:style-name="T23">etourne vrai si text contient tous les mots contenus dans keywords, faux sinon.</text:span></text:p>
      <text:p text:style-name="P44"/>
      <text:p text:style-name="P41"><text:span text:style-name="T38">reponse_from_dict(rdict) : </text:span><text:span text:style-name="T21">r</text:span><text:span text:style-name="T23">etourne une variable de type QCM.response crée à partir du dictionnaire passé en paramètre.</text:span></text:p>
      <text:p text:style-name="P44"/>
      <text:p text:style-name="P41"><text:span text:style-name="T38">question_from_dict(qdict):</text:span><text:span text:style-name="T23">retourne une variable de type QCM.question crée à partir du dictionnaire passé en paramètre.</text:span></text:p>
      <text:p text:style-name="P44"/>
      <text:p text:style-name="P48">La classe Base :</text:p>
      <text:p text:style-name="P45">Il s’agit de la classe utilisée pour représenté la base de donnée dans le système.</text:p>
      <text:p text:style-name="P45"/>
      <text:p text:style-name="P49"><text:span text:style-name="T42">__init__(self, input_file):</text:span><text:span text:style-name="T49"> </text:span><text:span text:style-name="T9">stocke input_file dans filename puis stocke les données récupérées dans le fichier ouvert via input_file dans le dictionnaire data.</text:span></text:p>
      <text:p text:style-name="P49"><text:span text:style-name="T9"/></text:p>
      <text:p text:style-name="P50"><text:span text:style-name="T58">persist(self): </text:span><text:span text:style-name="T10">Sauvegarde data dans le fichier ouvert via filename.</text:span></text:p>
      <text:p text:style-name="P50"><text:span text:style-name="T10"/></text:p>
      <text:p text:style-name="P50"><text:span text:style-name="T59">add_question(self, question): </text:span><text:span text:style-name="T10">Ajout de l’objet QCM.question à data après conversion au format dictionnaire</text:span></text:p>
      <text:p text:style-name="P50"><text:span text:style-name="T10"/></text:p>
      <text:p text:style-name="P50"><text:span text:style-name="T59">add_multiple(self, questions): </text:span><text:span text:style-name="T10">Appl add_question pour chaque QCM.question contenue dans la liste questions</text:span></text:p>
      <text:p text:style-name="P50"><text:span text:style-name="T10"/></text:p>
      <text:p text:style-name="P51"><text:span text:style-name="T59">del_question(self, index): </text:span><text:span text:style-name="T10">Supprime la question d’index correspondant de data</text:span></text:p>
      <text:p text:style-name="P51"><text:span text:style-name="T50"/></text:p>
      <text:p text:style-name="P51"><text:soft-page-break/><text:span text:style-name="T59">get_question(self, index): </text:span><text:span text:style-name="T10">Retourne la question d’index correspondant de data</text:span></text:p>
      <text:p text:style-name="P50"/>
      <text:p text:style-name="P42"><text:span text:style-name="T38">update_question(self, index, question):</text:span><text:span text:style-name="T24">Remplace la question d’index correspondant dans data ou la crée si aucune question d’index correspondant n’existe</text:span></text:p>
      <text:p text:style-name="P42"><text:span text:style-name="T67">question_by_*(self, *):</text:span><text:span text:style-name="T24">Retourne la question correspondant </text:span><text:span text:style-name="T25">au critère * (nom,id ou tag) de la base de donnée.</text:span></text:p>
      <text:p text:style-name="P46"/>
      <text:p text:style-name="P49"><text:span text:style-name="T43">all_questions(self):</text:span><text:span text:style-name="T11">Retourne une liste de toutes les questions contenues dans data après conversion en objet QCM.question</text:span></text:p>
      <text:p text:style-name="P47"/>
      <text:p text:style-name="P47"/>
      <text:p text:style-name="P22"/>
      <text:p text:style-name="P22"/>
      <text:p text:style-name="P30"><text:span text:style-name="T34">Parser</text:span><text:span text:style-name="T35">:</text:span></text:p>
      <text:p text:style-name="P37"><text:span text:style-name="T75">C</text:span><text:span text:style-name="T76">e module permet de parser les fichiers .tex et d’en obtenir les questions, </text:span><text:span text:style-name="T77">c’est à dire de construire des objets de c</text:span><text:span text:style-name="T78">lasse</text:span><text:span text:style-name="T77"> </text:span><text:span text:style-name="T57">Question</text:span><text:span text:style-name="T77"> </text:span><text:span text:style-name="T78">(qui ont des attributs de classe </text:span><text:span text:style-name="T57">Reponse</text:span><text:span text:style-name="T78">) </text:span><text:span text:style-name="T77">à partir d’un fichier .tex.</text:span></text:p>
      <text:p text:style-name="P23">Les différentes fonctions décomposent le fichier en lignes et utilises les différentes marques de latex pour reconnaître les éléments lus.</text:p>
      <text:p text:style-name="P23"/>
      <text:p text:style-name="P35"><text:span text:style-name="T47">parse_latex(latex): </text:span><text:span text:style-name="T70">Lit le fichier </text:span><text:span text:style-name="T54">latex</text:span><text:span text:style-name="T70"> ligne par ligne et fait appel à </text:span><text:span text:style-name="T54">parse_qcm</text:span><text:span text:style-name="T70"> pour créer des objets </text:span><text:span text:style-name="T54">QCM.</text:span><text:span text:style-name="T55">Q</text:span><text:span text:style-name="T54">uestion</text:span><text:span text:style-name="T70"> à partir des données récupérées. </text:span><text:span text:style-name="T72">La fonction détecte les balises </text:span><text:span text:style-name="T51">\\begin{response}</text:span><text:span text:style-name="T71"> </text:span><text:span text:style-name="T72">et</text:span><text:span text:style-name="T52"> </text:span><text:span text:style-name="T51">\\</text:span><text:span text:style-name="T52">e</text:span><text:span text:style-name="T51">nd{response}</text:span><text:span text:style-name="T71"> </text:span><text:span text:style-name="T72">et fait appel à </text:span><text:span text:style-name="T52">parse_qcm</text:span><text:span text:style-name="T72"> pour créer un objet <text:s/></text:span><text:span text:style-name="T54">QCM.question</text:span><text:span text:style-name="T70"> </text:span><text:span text:style-name="T72">à partir des lignes </text:span><text:span text:style-name="T73">(</text:span><text:span text:style-name="T53">q_lines</text:span><text:span text:style-name="T73">) </text:span><text:span text:style-name="T72">comprises entre ces balises.</text:span></text:p>
      <text:p text:style-name="P23"/>
      <text:p text:style-name="P35"><text:span text:style-name="T47">parse_qcm(q_lines, nb_questions): </text:span><text:span text:style-name="T70"><text:s/></text:span><text:span text:style-name="T73">Crée un objet</text:span><text:span text:style-name="T71"> </text:span><text:span text:style-name="T54">QCM.</text:span><text:span text:style-name="T56">Q</text:span><text:span text:style-name="T54">uestion <text:s/></text:span><text:span text:style-name="T72">à parti</text:span><text:span text:style-name="T73">r</text:span><text:span text:style-name="T72"> des lignes </text:span><text:span text:style-name="T53">q_lines</text:span><text:span text:style-name="T72"> </text:span><text:span text:style-name="T71">c</text:span><text:span text:style-name="T72">omprises entre</text:span><text:span text:style-name="T71"> </text:span><text:span text:style-name="T51">\\begin{response}</text:span><text:span text:style-name="T71"> et </text:span><text:span text:style-name="T51">\</text:span><text:span text:style-name="T52">\</text:span><text:span text:style-name="T51">end{response}</text:span><text:span text:style-name="T85">. </text:span><text:span text:style-name="T86">De manière similaire, la fonction fait appel à </text:span><text:span text:style-name="T53">parse_reponses</text:span><text:span text:style-name="T86"> quand elle détecte des lignes (</text:span><text:span text:style-name="T53">r_lines</text:span><text:span text:style-name="T86">) correspondant à une réponse.</text:span></text:p>
      <text:p text:style-name="P34"><text:span text:style-name="T86"/></text:p>
      <text:p text:style-name="P36"><text:soft-page-break/><text:span text:style-name="T48">parse_reponses(r_lines):</text:span><text:span text:style-name="T86"> <text:s/>Crée </text:span><text:span text:style-name="T87">un objet de classe </text:span><text:span text:style-name="T56">QCM.</text:span><text:span text:style-name="T55">R</text:span><text:span text:style-name="T54">eponse</text:span><text:span text:style-name="T70"> </text:span><text:span text:style-name="T74">à partir des lignes </text:span><text:span text:style-name="T55">r_lines</text:span><text:span text:style-name="T74"> correspondant à une réponse.</text:span></text:p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 Light" svg:font-family="'Segoe UI Light'" style:font-family-generic="swiss" style:font-pitch="variable"/>
    <style:font-face style:name="Segoe UI Light1" svg:font-family="'Segoe UI Light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Segoe UI Light" officeooo:paragraph-rsid="00339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4T10:01:25.758310273</meta:creation-date>
    <dc:date>2021-05-31T14:19:29.425000000</dc:date>
    <meta:editing-duration>PT3H39M27S</meta:editing-duration>
    <meta:editing-cycles>46</meta:editing-cycles>
    <meta:generator>LibreOffice/6.3.4.2$Windows_X86_64 LibreOffice_project/60da17e045e08f1793c57c00ba83cdfce946d0aa</meta:generator>
    <meta:document-statistic meta:table-count="0" meta:image-count="0" meta:object-count="0" meta:page-count="7" meta:paragraph-count="55" meta:word-count="810" meta:character-count="5317" meta:non-whitespace-character-count="4535"/>
  </office:meta>
</office:document-meta>
</file>